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4525" officeooo:paragraph-rsid="00024525"/>
    </style:style>
    <style:style style:name="P2" style:family="paragraph" style:parent-style-name="Standard">
      <style:text-properties officeooo:rsid="00026290" officeooo:paragraph-rsid="00026290"/>
    </style:style>
    <style:style style:name="P3" style:family="paragraph" style:parent-style-name="Standard">
      <style:text-properties officeooo:rsid="00026290" officeooo:paragraph-rsid="0002b534"/>
    </style:style>
    <style:style style:name="P4" style:family="paragraph" style:parent-style-name="Standard">
      <style:text-properties officeooo:rsid="0002b534" officeooo:paragraph-rsid="0002b534"/>
    </style:style>
    <style:style style:name="P5" style:family="paragraph" style:parent-style-name="Standard">
      <style:text-properties officeooo:rsid="0003f84a" officeooo:paragraph-rsid="0003f84a"/>
    </style:style>
    <style:style style:name="P6" style:family="paragraph" style:parent-style-name="Standard">
      <style:text-properties officeooo:paragraph-rsid="0003f84a"/>
    </style:style>
    <style:style style:name="P7" style:family="paragraph" style:parent-style-name="Standard">
      <style:text-properties officeooo:rsid="0006e995" officeooo:paragraph-rsid="0006e995"/>
    </style:style>
    <style:style style:name="P8" style:family="paragraph" style:parent-style-name="Standard">
      <style:text-properties officeooo:rsid="0008d48d" officeooo:paragraph-rsid="0008d48d"/>
    </style:style>
    <style:style style:name="P9" style:family="paragraph" style:parent-style-name="Standard" style:list-style-name="L1">
      <style:text-properties officeooo:rsid="00024525" officeooo:paragraph-rsid="00024525"/>
    </style:style>
    <style:style style:name="P10" style:family="paragraph" style:parent-style-name="Standard">
      <style:text-properties officeooo:rsid="0003f84a" officeooo:paragraph-rsid="0008d48d"/>
    </style:style>
    <style:style style:name="P11" style:family="paragraph" style:parent-style-name="Standard">
      <style:text-properties officeooo:rsid="0002b534" officeooo:paragraph-rsid="0002b534"/>
    </style:style>
    <style:style style:name="P12" style:family="paragraph" style:parent-style-name="Standard" style:list-style-name="L2">
      <style:text-properties officeooo:rsid="0002b534" officeooo:paragraph-rsid="0002b534"/>
    </style:style>
    <style:style style:name="T1" style:family="text">
      <style:text-properties officeooo:rsid="00026290"/>
    </style:style>
    <style:style style:name="T2" style:family="text">
      <style:text-properties officeooo:rsid="0002b534"/>
    </style:style>
    <style:style style:name="T3" style:family="text">
      <style:text-properties fo:font-style="italic" officeooo:rsid="0002b534" style:font-style-asian="italic" style:font-style-complex="italic"/>
    </style:style>
    <style:style style:name="T4" style:family="text">
      <style:text-properties fo:font-style="italic" officeooo:rsid="0006e995" style:font-style-asian="italic" style:font-style-complex="italic"/>
    </style:style>
    <style:style style:name="T5" style:family="text">
      <style:text-properties fo:font-style="normal" officeooo:rsid="0002b534" style:font-style-asian="normal" style:font-style-complex="normal"/>
    </style:style>
    <style:style style:name="T6" style:family="text">
      <style:text-properties officeooo:rsid="0003f84a"/>
    </style:style>
    <style:style style:name="T7" style:family="text">
      <style:text-properties officeooo:rsid="00056b3f"/>
    </style:style>
    <style:style style:name="T8" style:family="text">
      <style:text-properties officeooo:rsid="0008d4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ой бекграунд: мне 21 год, я в этом году окончил бакалавриат по специальности “математика”, дальше буду получать магистра data science <text:span text:style-name="T8">п</text:span>о направлению Статистическая Теория Обучения.</text:p>
      <text:p text:style-name="P5"/>
      <text:p text:style-name="P5"/>
      <text:p text:style-name="P8">Мои цели на психотерапию:</text:p>
      <text:p text:style-name="P1"/>
      <text:p text:style-name="P1">Не выгорать.</text:p>
      <text:p text:style-name="P1">Этим летом в периоды 13 июня – 19 июня, 1 июля – 8 июля, 17 июля – 20 июля я испытывал следующие симптомы:</text:p>
      <text:list xml:id="list396314300" text:style-name="L1">
        <text:list-item>
          <text:p text:style-name="P9">подавленное настроение, </text:p>
        </text:list-item>
        <text:list-item>
          <text:p text:style-name="P9">усталость, </text:p>
        </text:list-item>
        <text:list-item>
          <text:p text:style-name="P9">болит голова, </text:p>
        </text:list-item>
        <text:list-item>
          <text:p text:style-name="P9">тяжело улыбаться, </text:p>
        </text:list-item>
        <text:list-item>
          <text:p text:style-name="P9">исчезло приятное ощущение от еды, которая обычно кажется вкусной, </text:p>
        </text:list-item>
        <text:list-item>
          <text:p text:style-name="P9">дневной сон в течение часа-двух, потому что ничего от усталости не получается делать</text:p>
        </text:list-item>
      </text:list>
      <text:p text:style-name="P1"/>
      <text:p text:style-name="P1">Я называю это выгоранием и связываю с тем, что <text:span text:style-name="T1">я не умею отдыхать, и мне этим летом нечего делать, кроме как читать, вести заметки и думать. Я не знаю, что приносит мне радость, помимо тяжелой когнитивной нагрузки, да и она приносит мало, потому что я так устаю, что становится плохо.</text:span></text:p>
      <text:p text:style-name="P6"><text:span text:style-name="T6">Я хочу иметь </text:span>оптимальное для исследовательской <text:span text:style-name="T6">и учебной </text:span>деятельности расписание, <text:span text:style-name="T6">а сейчас я не умею реагировать на свою усталость и продолжаю работать до тех пор, пока это не становится совсем невыносимым. Я хочу научиться отдыхать и радоваться.</text:span></text:p>
      <text:p text:style-name="P10">Я хочу решать глобальные проблемы человечества, и для этого мне нужно будет очень много учиться и думать. Если я буду регулярно выгорать, то суммарно смогу сделать меньше, чем если буду более заботливым и внимательным к себе и больше отдыхать. Этому я хочу научиться.</text:p>
      <text:p text:style-name="P1"/>
      <text:p text:style-name="P1"/>
      <text:p text:style-name="P5">Стать более эмоциональным и дружелюбным</text:p>
      <text:p text:style-name="P3">Я замечаю, что люди вокруг испытывают эмоции, дружественные связи, романтические отношения и сексуальные влечения, а я этого не испытываю. Область потенциально испытываемого мной субъективного опыта почему-то намного меньше, чем у людей, которых я вижу вокруг. У меня мало эмоций, я неспособен привязываться к людям, и не хочу секса. Я хочу понять, что с этим делать. Как принять такого алекситимичного аплатоничного аромантичного асексуального себя, и как менять себя. Я хочу испытывать больше. <text:span text:style-name="T2">Я хочу иметь глубокие социальные связи, основанные на взаимном интересе и внимании к чувствам и потребностям друг друга, но я в силу особенностей личности </text:span><text:span text:style-name="T3">не могу испытать </text:span><text:span text:style-name="T4">эт</text:span><text:span text:style-name="T3">ого, </text:span><text:span text:style-name="T5">по крайней мере сейчас.</text:span></text:p>
      <text:p text:style-name="P4">Я не понимаю, как так может быть: я считаю смерть абсолютным ужасным злом и при этом нет человека, смерть которого огорчила бы меня. </text:p>
      <text:p text:style-name="P5">Я знаю, что наличие близких <text:span text:style-name="T7">поддерживающих </text:span>друзей <text:span text:style-name="T7">и родственников – важный фактор в долгосрочном счастье и продуктивности, и я хочу научиться пользоваться этим. Мне одиноко.</text:span></text:p>
      <text:p text:style-name="P7">Я не распознаю свои эмоции. Я умею понимать, приятно мне, неприятно или нейтрально, но не более. <text:span text:style-name="T8">Я </text:span>прошел Online Alexithymia Questionnaire (OAQ-G2), и он показал 145 из 180.</text:p>
      <text:p text:style-name="P7"/>
      <text:p text:style-name="P2"/>
      <text:p text:style-name="P2">Убрать груз вины, ответственности и некомпетентности</text:p>
      <text:p text:style-name="P4"><text:soft-page-break/>У меня большие и амбициозные мечты. И я часто виню себя за то, как мало знаю и умею <text:span text:style-name="T7">сейчас</text:span>. Мне тяжело <text:span text:style-name="T7">принимать</text:span>, насколько мало у меня сейчас знаний и навыков, <text:span text:style-name="T7">насколько мало я сделал.</text:span></text:p>
      <text:p text:style-name="P4">Я замечаю у себя некоторые мыслительные паттерны, от которых хочу избавиться:</text:p>
      <text:list xml:id="list2155084348" text:style-name="L2">
        <text:list-item>
          <text:p text:style-name="P12">Я обращаю внимание на те факты, которые подтверждают мою некомпетентность и необразованность, игнорируя свидетельства в пользу того, что я образован. </text:p>
        </text:list-item>
        <text:list-item>
          <text:p text:style-name="P12">Я не могу осознать, что у меня впереди еще десятки лет жизни (или сотни), и мне кажется, что я должен учиться как можно быстрее.</text:p>
        </text:list-item>
        <text:list-item>
          <text:p text:style-name="P12">Я не могу осознать, сколько сейчас знаю. Вопрос “Что я знаю” я заменяю на вопрос “О каком количестве штук я думаю сейчас” </text:p>
        </text:list-item>
        <text:list-item>
          <text:p text:style-name="P12">Я считаю, что моя креативность, моя начитанность и эрудированность определяют мою ценность как человека, и если я чего-то не знаю, то это говорит обо мне плохо. </text:p>
        </text:list-item>
        <text:list-item>
          <text:p text:style-name="P12">Чем больше устал, тем лучше - значит, много работал. А отдыхать и просто получать позитивный опыт стыдно.</text:p>
        </text:list-item>
      </text:list>
      <text:p text:style-name="P4"/>
      <text:p text:style-name="P4">Уменьшить вероятность суицида</text:p>
      <text:p text:style-name="P4">С 18 июня я 20 минут в день размышлял о том, чего я хочу и что приносит мне радость. Примерно на пятый день я стал думать о самоубийстве, потому что не нашел того, что приносит радость. После этого я перестал думать о том, что приносит мне радость, и мысли о самоубийстве прошли. Коне<text:span text:style-name="T6">чно, я не хочу себя убивать, а хочу стаь гением и изменить мир, поэтому для меня важно поддержание высокого психоэмоционального благополучия, с которым я сам не справляюсь. Я чувствую себя в целом довольно несчастным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9:03:47.142323032</meta:creation-date>
    <dc:date>2020-07-20T20:01:14.937001217</dc:date>
    <meta:editing-duration>PT47M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653" meta:character-count="4081" meta:non-whitespace-character-count="3453"/>
  </office:meta>
</office:document-meta>
</file>